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91cm" svg:height="8.291cm" svg:x="0.2cm" svg:y="1.1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4.891cm" svg:height="8.291cm" svg:x="0.4cm" svg:y="0.90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5T17:34:19.639622816</dc:date>
    <meta:editing-duration>PT3M43S</meta:editing-duration>
    <meta:editing-cycles>20</meta:editing-cycles>
    <meta:generator>LibreOffice/5.1.6.2$Linux_X86_64 LibreOffice_project/10m0$Build-2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2cm" svg:height="8.292cm" xlink:href="." xlink:type="simple" chart:class="chart:scatter" chart:style-name="ch1">
        <chart:plot-area chart:style-name="ch2" chart:data-source-has-labels="both" svg:x="0.295cm" svg:y="0.165cm" svg:width="14.202cm" svg:height="7.962cm">
          <chartooo:coordinate-region svg:x="0.837cm" svg:y="0.364cm" svg:width="13.566cm" svg:height="7.564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837513074583992">
                <text:p>-0.0837513074583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167355686664631">
                <text:p>-0.167355686664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333537493432204">
                <text:p>-0.333537493432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415823381635519">
                <text:p>-0.415823381635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578063593888943">
                <text:p>-0.5780635938889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657733293477167">
                <text:p>-0.657733293477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8134732861516">
                <text:p>-0.8134732861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889270358369855">
                <text:p>-0.889270358369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03605401874626">
                <text:p>-1.03605401874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10678309848669">
                <text:p>-1.10678309848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24229556055662">
                <text:p>-1.24229556055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30684120798021">
                <text:p>-1.30684120798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42894535926561">
                <text:p>-1.42894535926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48628965095479">
                <text:p>-1.486289650954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59305983604839">
                <text:p>-1.593059836048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64229841826741">
                <text:p>-1.64229841826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77240715846243">
                <text:p>-1.77240715846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843726303177">
                <text:p>-1.843726303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87456397898378">
                <text:p>-1.87456397898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92632513359532">
                <text:p>-1.926325133595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94715780574632">
                <text:p>-1.947157805746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97854466592598">
                <text:p>-1.97854466592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98904379073655">
                <text:p>-1.989043790736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9956136694969">
                <text:p>-1.999561366949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99956136694969">
                <text:p>-1.999561366949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98904379073655">
                <text:p>-1.98904379073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97854466592598">
                <text:p>-1.97854466592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94715780574632">
                <text:p>-1.94715780574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92632513359532">
                <text:p>-1.92632513359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87456397898378">
                <text:p>-1.874563978983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843726303177">
                <text:p>-1.8437263031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77240715846243">
                <text:p>-1.772407158462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64229841826741">
                <text:p>-1.642298418267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59305983604839">
                <text:p>-1.593059836048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48628965095479">
                <text:p>-1.486289650954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42894535926561">
                <text:p>-1.428945359265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30684120798021">
                <text:p>-1.30684120798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24229556055662">
                <text:p>-1.242295560556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10678309848669">
                <text:p>-1.106783098486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03605401874626">
                <text:p>-1.036054018746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889270358369856">
                <text:p>-0.8892703583698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813473286151601">
                <text:p>-0.813473286151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657733293477167">
                <text:p>-0.6577332934771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578063593888944">
                <text:p>-0.5780635938889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415823381635519">
                <text:p>-0.4158233816355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333537493432205">
                <text:p>-0.3335374934322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167355686664631">
                <text:p>-0.167355686664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0837513074583996">
                <text:p>-0.08375130745839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0837513074583982">
                <text:p>0.08375130745839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16735568666463">
                <text:p>0.167355686664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333537493432204">
                <text:p>0.333537493432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415823381635518">
                <text:p>0.4158233816355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578063593888943">
                <text:p>0.5780635938889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657733293477166">
                <text:p>0.6577332934771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8134732861516">
                <text:p>0.8134732861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889270358369854">
                <text:p>0.8892703583698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03605401874626">
                <text:p>1.036054018746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10678309848669">
                <text:p>1.106783098486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24229556055662">
                <text:p>1.242295560556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30684120798021">
                <text:p>1.30684120798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42894535926561">
                <text:p>1.428945359265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48628965095479">
                <text:p>1.486289650954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59305983604839">
                <text:p>1.593059836048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64229841826741">
                <text:p>1.642298418267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77240715846243">
                <text:p>1.772407158462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843726303177">
                <text:p>1.8437263031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87456397898378">
                <text:p>1.87456397898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92632513359532">
                <text:p>1.926325133595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94715780574632">
                <text:p>1.94715780574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97854466592598">
                <text:p>1.978544665925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98904379073655">
                <text:p>1.989043790736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99956136694969">
                <text:p>1.999561366949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99956136694969">
                <text:p>1.999561366949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98904379073655">
                <text:p>1.989043790736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97854466592598">
                <text:p>1.978544665925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94715780574632">
                <text:p>1.947157805746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92632513359532">
                <text:p>1.926325133595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87456397898378">
                <text:p>1.874563978983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843726303177">
                <text:p>1.8437263031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77240715846243">
                <text:p>1.77240715846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64229841826741">
                <text:p>1.642298418267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59305983604839">
                <text:p>1.593059836048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48628965095479">
                <text:p>1.486289650954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42894535926561">
                <text:p>1.428945359265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30684120798021">
                <text:p>1.306841207980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24229556055662">
                <text:p>1.242295560556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10678309848669">
                <text:p>1.106783098486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03605401874626">
                <text:p>1.036054018746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889270358369855">
                <text:p>0.8892703583698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813473286151602">
                <text:p>0.8134732861516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657733293477168">
                <text:p>0.6577332934771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578063593888944">
                <text:p>0.5780635938889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41582338163552">
                <text:p>0.415823381635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333537493432205">
                <text:p>0.3335374934322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167355686664632">
                <text:p>0.167355686664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0837513074583999">
                <text:p>0.0837513074583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4.89858719658941E-016">
                <text:p>4.8985871965894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92cm" svg:height="8.292cm" xlink:href="." xlink:type="simple" chart:class="chart:scatter" chart:style-name="ch1">
        <chart:plot-area chart:style-name="ch2" chart:data-source-has-labels="both" svg:x="0.297cm" svg:y="0.165cm" svg:width="14.298cm" svg:height="7.962cm">
          <chartooo:coordinate-region svg:x="0.839cm" svg:y="0.364cm" svg:width="13.662cm" svg:height="7.564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0627905195293136">
                <text:p>-0.0627905195293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0627905195293128">
                <text:p>-0.0627905195293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0627905195293127">
                <text:p>0.06279051952931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0627905195293135">
                <text:p>0.06279051952931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0627905195293125">
                <text:p>-0.062790519529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535826794978995">
                <text:p>-0.5358267949789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0627905195293119">
                <text:p>-0.06279051952931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0627905195293106">
                <text:p>0.06279051952931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309016994374945">
                <text:p>0.3090169943749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42577929156507">
                <text:p>0.425779291565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535826794978993">
                <text:p>0.5358267949789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92977648588825">
                <text:p>0.929776485888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535826794978998">
                <text:p>0.5358267949789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425779291565074">
                <text:p>0.4257792915650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30901699437495">
                <text:p>0.30901699437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187381314585728">
                <text:p>0.1873813145857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0627905195293102">
                <text:p>0.0627905195293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0627905195293087">
                <text:p>-0.06279051952930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809016994374946">
                <text:p>-0.8090169943749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876306680043862">
                <text:p>-0.8763066800438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92977648588825">
                <text:p>-0.929776485888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968583161128632">
                <text:p>-0.968583161128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